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Policy On the Interaction between Volume Molecule and Wall</text:p>
      <text:p text:style-name="Standard"/>
      <text:p text:style-name="Standard">This document describes the present MCell policy on the interaction between volume molecule and <text:s/>walls (mesh elements). <text:s/>By default all walls in MCell are considered reflective to all volume molecules. <text:s/>The properties of the wall with respect to volume molecules can be changed by assigning it to a surface class. <text:s/>Below we show three surface classes which are reflective, transparent, or absorptive for volume molecule A, and the default one (nothing assigned) with respect to A. Please note that “my_refl” and <text:s/>“my_default” are identical in terms of their behavior with respect to A.</text:p>
      <text:p text:style-name="Standard"/>
      <text:p text:style-name="Standard">DEFINE_SURFACE_CLASSES{</text:p>
      <text:p text:style-name="Standard"/>
      <text:p text:style-name="Standard"><text:s text:c="4"/>my_refl{REFLECTIVE = A}</text:p>
      <text:p text:style-name="Standard"><text:s text:c="4"/>my_transp{TRANSPARENT = A}</text:p>
      <text:p text:style-name="Standard"><text:s text:c="4"/>my_absorb {ABSORPTIVE = A}</text:p>
      <text:p text:style-name="Standard"><text:s text:c="4"/>my_default{ }</text:p>
      <text:p text:style-name="Standard"/>
      <text:p text:style-name="Standard">} </text:p>
      <text:p text:style-name="Standard"/>
      <text:p text:style-name="Standard">The diffusion of volume molecules and the behavior when encountering all possible encounters with other volume molecules and walls are described in the function “diffuse_3D()”. <text:s/>Inside that function we create a linked list of “collision objects” that describe all encounters during a molecule's random walk. <text:s/>Below we will focus only on encounters with walls.</text:p>
      <text:p text:style-name="Standard"/>
      <text:p text:style-name="Standard">When a volume molecule hits the wall we perform these actions in the following order.</text:p>
      <text:p text:style-name="Standard"/>
      <text:list xml:id="list1240762023" text:style-name="L1">
        <text:list-item>
          <text:p text:style-name="P1">If the wall has a grid set up and the volume molecule can react with one or two grid molecules we check for potential reaction partners, and, if found, <text:s/>test for <text:s/>reactions.</text:p>
        </text:list-item>
        <text:list-item>
          <text:p text:style-name="P1">If nothing happens in item 1, or volume molecule A is still alive after item 1 we check for reactions between the volume molecule and the wall. <text:s/></text:p>
        </text:list-item>
        <text:list-item>
          <text:p text:style-name="P1">If the wall is declared TRANSPARENT through the surface class “my_transp” we <text:s/>continue looping through the linked list of “collision objects”. <text:s/>If there is a collision with another wall we start again with item 1.</text:p>
        </text:list-item>
        <text:list-item>
          <text:p text:style-name="P1">If the wall is declared ABSORPTIVE through the use of the surface class “my_absorb” the reaction is modeled internally via </text:p>
        </text:list-item>
      </text:list>
      <text:p text:style-name="Standard"><text:tab/></text:p>
      <text:p text:style-name="Standard"><text:s text:c="34"/>A' @ my_absorb; -&gt; NULL <text:s text:c="22"/></text:p>
      <text:p text:style-name="Standard"><text:s text:c="7"/></text:p>
      <text:p text:style-name="Standard"><text:s text:c="13"/>with 100% probability. <text:s/>Please note that special reactions (TRANSPARENT and</text:p>
      <text:p text:style-name="Standard"><text:s text:c="13"/>ABSORPTIVE) cannot be combined with regular reactions (see item 5 below) for the same <text:tab/>surface class. <text:s/>MCell considers such combinations as a fatal error. <text:s/>After such an ABSORPTIVE <text:tab/>reaction the moving molecule is destroyed.</text:p>
      <text:list xml:id="list1172747173" text:continue-numbering="true" text:style-name="L1">
        <text:list-item>
          <text:p text:style-name="P1">If the wall is NOT declared TRANSPARENT or ABSORPTIVE we check for possible regular reactions with wall of the type, say</text:p>
        </text:list-item>
      </text:list>
      <text:p text:style-name="Standard"/>
      <text:list xml:id="list23796463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">A' @ my_default; -&gt; some_products[rate] <text:s text:c="4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 text:c="19"/></text:p>
      <text:p text:style-name="Standard"><text:s text:c="5"/>6. <text:s text:c="2"/>If volume molecule is still alive at this point we consider the wall REFLECTIVE <text:s/>either because <text:s text:c="4"/><text:tab/>of the use of the surface class “my_refl” or surface_class “my_default”, or maybe no </text:p>
      <text:p text:style-name="Standard"><text:s text:c="11"/>surface class was assigned to the wall at all. <text:s/>We update the molecule position, </text:p>
      <text:p text:style-name="Standard"><text:soft-page-break/><text:s text:c="11"/>calculate a new displacement vector, and redo the linked list of “collision objects”.</text:p>
      <text:p text:style-name="Standard"/>
      <text:p text:style-name="Standard"/>
      <text:p text:style-name="Standard"/>
      <text:list xml:id="list548044490" text:style-name="L2">
        <text:list-item>
          <text:list>
            <text:list-header>
              <text:p text:style-name="P2"><text:s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Kaminsky </meta:initial-creator>
    <meta:creation-date>2011-01-13T14:15:46</meta:creation-date>
    <dc:date>2011-01-26T09:51:48</dc:date>
    <dc:creator>Kaminsky </dc:creator>
    <meta:editing-duration>PT02H41M56S</meta:editing-duration>
    <meta:editing-cycles>29</meta:editing-cycles>
    <meta:generator>OpenOffice.org/3.1$Linux OpenOffice.org_project/310m19$Build-9420</meta:generator>
    <meta:document-statistic meta:table-count="0" meta:image-count="0" meta:object-count="0" meta:page-count="2" meta:paragraph-count="26" meta:word-count="447" meta:character-count="2864"/>
  </office:meta>
</office:document-meta>
</file>